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9.91cm" fo:min-width="9.66cm" fo:padding-top="0.176cm" fo:padding-bottom="0.176cm" fo:padding-left="0.301cm" fo:padding-right="0.301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021cm" fo:min-width="0cm"/>
    </style:style>
    <style:style style:name="gr3" style:family="graphic" style:parent-style-name="objectwithoutfill">
      <style:graphic-properties draw:stroke="dash" draw:stroke-dash="_32__20_Dots_20_1_20_Dash" svg:stroke-width="0.051cm" svg:stroke-color="#6666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9.808cm" fo:min-width="9.558cm" fo:padding-top="0.176cm" fo:padding-bottom="0.176cm" fo:padding-left="0.301cm" fo:padding-right="0.301cm"/>
    </style:style>
    <style:style style:name="gr5" style:family="graphic" style:parent-style-name="standard">
      <style:graphic-properties svg:stroke-width="0.051cm" svg:stroke-color="#ff3333" draw:marker-start-width="0.355cm" draw:marker-end-width="0.355cm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81cm" svg:height="0.381cm" svg:x="2.164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3.864cm" svg:y="2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5.064cm" svg:y="5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842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8.742cm" svg:y="4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0.242cm" svg:y="7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2.664cm" svg:y="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4.064cm" svg:y="8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7.464cm" svg:y="7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6.664cm" svg:y="8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08cm" svg:y1="1cm" svg:x2="6.08cm" svg:y2="11.16cm">
          <text:p/>
        </draw:line>
        <draw:custom-shape draw:style-name="gr4" draw:text-style-name="P1" draw:layer="layout" svg:width="10.16cm" svg:height="10.16cm" svg:x="11.414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81cm" svg:height="0.381cm" svg:x="12.578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381cm" svg:height="0.381cm" svg:x="14.278cm" svg:y="2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381cm" svg:height="0.381cm" svg:x="15.478cm" svg:y="5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381cm" svg:height="0.381cm" svg:x="17.256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381cm" svg:height="0.381cm" svg:x="19.156cm" svg:y="4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381cm" svg:height="0.381cm" svg:x="20.656cm" svg:y="7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3.078cm" svg:y="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4.478cm" svg:y="8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7.878cm" svg:y="7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17.078cm" svg:y="8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494cm" svg:y1="1cm" svg:x2="16.494cm" svg:y2="11.16cm">
          <text:p/>
        </draw:line>
        <draw:connector draw:style-name="gr5" draw:text-style-name="P3" draw:layer="layout" svg:x1="12.769cm" svg:y1="2.397cm" svg:x2="14.333cm" svg:y2="2.942cm" draw:start-shape="id1" draw:start-glue-point="8" draw:end-shape="id2" draw:end-glue-point="7" svg:d="M12769 2397v545h1564" svg:viewBox="0 0 1565 546">
          <text:p/>
        </draw:connector>
        <draw:connector draw:style-name="gr5" draw:text-style-name="P3" draw:layer="layout" svg:x1="14.469cm" svg:y1="2.997cm" svg:x2="15.478cm" svg:y2="5.307cm" draw:start-shape="id2" draw:start-glue-point="8" draw:end-shape="id3" draw:end-glue-point="6" svg:d="M14469 2997v2310h1009" svg:viewBox="0 0 1010 2311">
          <text:p/>
        </draw:connector>
        <draw:connector draw:style-name="gr5" draw:text-style-name="P3" draw:layer="layout" svg:x1="17.447cm" svg:y1="4.175cm" svg:x2="19.211cm" svg:y2="5.02cm" draw:start-shape="id4" draw:start-glue-point="8" draw:end-shape="id5" draw:end-glue-point="7" svg:d="M17447 4175v845h1764" svg:viewBox="0 0 1765 846">
          <text:p/>
        </draw:connector>
        <draw:connector draw:style-name="gr5" draw:text-style-name="P3" draw:layer="layout" svg:x1="19.347cm" svg:y1="5.075cm" svg:x2="20.711cm" svg:y2="7.72cm" draw:start-shape="id5" draw:start-glue-point="8" draw:end-shape="id6" draw:end-glue-point="7" svg:d="M19347 5075v2645h1364" svg:viewBox="0 0 1365 2646">
          <text:p/>
        </draw:connector>
        <draw:connector draw:style-name="gr5" draw:text-style-name="P3" draw:layer="layout" svg:x1="12.578cm" svg:y1="2.207cm" svg:x2="11.907cm" svg:y2="2.208cm" draw:start-shape="id1" draw:start-glue-point="6" svg:d="M12578 2207h-586v1h-85" svg:viewBox="0 0 672 2">
          <text:p/>
        </draw:connector>
        <draw:connector draw:style-name="gr5" draw:text-style-name="P3" draw:layer="layout" svg:x1="15.669cm" svg:y1="5.497cm" svg:x2="15.669cm" svg:y2="7.512cm" draw:start-shape="id3" draw:start-glue-point="8" svg:d="M15669 5497v2015" svg:viewBox="0 0 1 2016">
          <text:p/>
        </draw:connector>
        <draw:connector draw:style-name="gr5" draw:text-style-name="P3" draw:layer="layout" svg:x1="17.256cm" svg:y1="3.985cm" svg:x2="16.698cm" svg:y2="3.985cm" draw:start-shape="id4" draw:start-glue-point="6" svg:d="M17256 3985h-558" svg:viewBox="0 0 559 1">
          <text:p/>
        </draw:connector>
        <draw:connector draw:style-name="gr5" draw:text-style-name="P3" draw:layer="layout" svg:x1="20.847cm" svg:y1="7.775cm" svg:x2="20.847cm" svg:y2="10.277cm" draw:start-shape="id6" draw:start-glue-point="8" svg:d="M20847 7775v2502" svg:viewBox="0 0 1 2503">
          <text:p/>
        </draw:connector>
        <draw:custom-shape draw:style-name="gr4" draw:text-style-name="P1" draw:layer="layout" svg:width="10.16cm" svg:height="10.16cm" svg:x="21.828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0.381cm" svg:height="0.381cm" svg:x="22.992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381cm" svg:height="0.381cm" svg:x="24.692cm" svg:y="2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25.892cm" svg:y="5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381cm" svg:height="0.381cm" svg:x="27.67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0.381cm" svg:height="0.381cm" svg:x="29.57cm" svg:y="4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381cm" svg:height="0.381cm" svg:x="31.07cm" svg:y="7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23.492cm" svg:y="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24.892cm" svg:y="8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28.292cm" svg:y="7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81cm" svg:height="0.381cm" svg:x="27.492cm" svg:y="8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6.908cm" svg:y1="1cm" svg:x2="26.908cm" svg:y2="11.16cm">
          <text:p/>
        </draw:line>
        <draw:connector draw:style-name="gr5" draw:text-style-name="P3" draw:layer="layout" svg:x1="23.183cm" svg:y1="2.397cm" svg:x2="24.747cm" svg:y2="2.942cm" draw:start-shape="id7" draw:start-glue-point="8" draw:end-shape="id8" draw:end-glue-point="7" svg:d="M23183 2397v545h1564" svg:viewBox="0 0 1565 546">
          <text:p/>
        </draw:connector>
        <draw:connector draw:style-name="gr5" draw:text-style-name="P3" draw:layer="layout" svg:x1="24.883cm" svg:y1="2.997cm" svg:x2="27.67cm" svg:y2="3.985cm" draw:start-shape="id8" draw:start-glue-point="8" draw:end-shape="id9" draw:end-glue-point="6" svg:d="M24883 2997v988h2787" svg:viewBox="0 0 2788 989">
          <text:p/>
        </draw:connector>
        <draw:connector draw:style-name="gr5" draw:text-style-name="P3" draw:layer="layout" svg:x1="27.861cm" svg:y1="4.175cm" svg:x2="29.625cm" svg:y2="5.02cm" draw:start-shape="id9" draw:start-glue-point="8" draw:end-shape="id10" draw:end-glue-point="7" svg:d="M27861 4175v845h1764" svg:viewBox="0 0 1765 846">
          <text:p/>
        </draw:connector>
        <draw:connector draw:style-name="gr5" draw:text-style-name="P3" draw:layer="layout" svg:x1="29.761cm" svg:y1="5.075cm" svg:x2="31.125cm" svg:y2="7.72cm" draw:start-shape="id10" draw:start-glue-point="8" draw:end-shape="id11" draw:end-glue-point="7" svg:d="M29761 5075v2645h1364" svg:viewBox="0 0 1365 2646">
          <text:p/>
        </draw:connector>
        <draw:connector draw:style-name="gr5" draw:text-style-name="P3" draw:layer="layout" svg:x1="22.992cm" svg:y1="2.207cm" svg:x2="22.4cm" svg:y2="2.207cm" draw:start-shape="id7" draw:start-glue-point="6" svg:d="M22992 2207h-592" svg:viewBox="0 0 593 1">
          <text:p/>
        </draw:connector>
        <draw:connector draw:style-name="gr5" draw:text-style-name="P3" draw:layer="layout" svg:x1="31.261cm" svg:y1="7.775cm" svg:x2="31.261cm" svg:y2="9.423cm" draw:start-shape="id11" draw:start-glue-point="8" svg:d="M31261 7775v1648" svg:viewBox="0 0 1 16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6T00:00:32.778305434</meta:creation-date>
    <dc:date>2016-10-16T00:19:16.903654104</dc:date>
    <dc:creator>and </dc:creator>
    <meta:editing-duration>PT57S</meta:editing-duration>
    <meta:editing-cycles>1</meta:editing-cycles>
    <meta:document-statistic meta:object-count="50"/>
    <meta:generator>LibreOffice/5.0.6.2$Linux_X86_64 LibreOffice_project/00m0$Build-2</meta:generator>
  </office:meta>
</office:document-meta>
</file>